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50" table:default-cell-style-name="Default"/>
        <table:table-row table:style-name="ro1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73766">
            <text:p>0.073766</text:p>
          </table:table-cell>
          <table:table-cell office:value-type="float" office:value="0.117276">
            <text:p>0.117276</text:p>
          </table:table-cell>
          <table:table-cell office:value-type="float" office:value="0.153312">
            <text:p>0.153312</text:p>
          </table:table-cell>
          <table:table-cell office:value-type="float" office:value="0.185647">
            <text:p>0.185647</text:p>
          </table:table-cell>
          <table:table-cell office:value-type="float" office:value="0.215439">
            <text:p>0.215439</text:p>
          </table:table-cell>
          <table:table-cell office:value-type="float" office:value="0.243463">
            <text:p>0.243463</text:p>
          </table:table-cell>
          <table:table-cell office:value-type="float" office:value="0.269865">
            <text:p>0.269865</text:p>
          </table:table-cell>
          <table:table-cell office:value-type="float" office:value="0.294924">
            <text:p>0.294924</text:p>
          </table:table-cell>
          <table:table-cell office:value-type="float" office:value="0.319059">
            <text:p>0.319059</text:p>
          </table:table-cell>
          <table:table-cell office:value-type="float" office:value="0.342122">
            <text:p>0.342122</text:p>
          </table:table-cell>
          <table:table-cell office:value-type="float" office:value="0.364343">
            <text:p>0.364343</text:p>
          </table:table-cell>
          <table:table-cell office:value-type="float" office:value="0.38616">
            <text:p>0.38616</text:p>
          </table:table-cell>
          <table:table-cell office:value-type="float" office:value="0.407548">
            <text:p>0.407548</text:p>
          </table:table-cell>
          <table:table-cell office:value-type="float" office:value="0.428112">
            <text:p>0.428112</text:p>
          </table:table-cell>
          <table:table-cell office:value-type="float" office:value="0.448156">
            <text:p>0.448156</text:p>
          </table:table-cell>
          <table:table-cell office:value-type="float" office:value="0.468042">
            <text:p>0.468042</text:p>
          </table:table-cell>
          <table:table-cell office:value-type="float" office:value="0.487348">
            <text:p>0.487348</text:p>
          </table:table-cell>
          <table:table-cell office:value-type="float" office:value="0.50625">
            <text:p>0.50625</text:p>
          </table:table-cell>
          <table:table-cell office:value-type="float" office:value="0.524869">
            <text:p>0.524869</text:p>
          </table:table-cell>
          <table:table-cell office:value-type="float" office:value="0.543089">
            <text:p>0.543089</text:p>
          </table:table-cell>
          <table:table-cell office:value-type="float" office:value="0.561115">
            <text:p>0.561115</text:p>
          </table:table-cell>
          <table:table-cell office:value-type="float" office:value="0.578815">
            <text:p>0.578815</text:p>
          </table:table-cell>
          <table:table-cell office:value-type="float" office:value="0.596086">
            <text:p>0.596086</text:p>
          </table:table-cell>
          <table:table-cell office:value-type="float" office:value="0.612957">
            <text:p>0.612957</text:p>
          </table:table-cell>
          <table:table-cell office:value-type="float" office:value="0.629874">
            <text:p>0.629874</text:p>
          </table:table-cell>
          <table:table-cell office:value-type="float" office:value="0.646799">
            <text:p>0.646799</text:p>
          </table:table-cell>
          <table:table-cell office:value-type="float" office:value="0.663138">
            <text:p>0.663138</text:p>
          </table:table-cell>
          <table:table-cell office:value-type="float" office:value="0.679279">
            <text:p>0.679279</text:p>
          </table:table-cell>
          <table:table-cell office:value-type="float" office:value="0.695372">
            <text:p>0.695372</text:p>
          </table:table-cell>
          <table:table-cell office:value-type="float" office:value="0.71139">
            <text:p>0.71139</text:p>
          </table:table-cell>
          <table:table-cell office:value-type="float" office:value="0.727051">
            <text:p>0.727051</text:p>
          </table:table-cell>
          <table:table-cell office:value-type="float" office:value="0.742754">
            <text:p>0.742754</text:p>
          </table:table-cell>
          <table:table-cell office:value-type="float" office:value="0.758166">
            <text:p>0.758166</text:p>
          </table:table-cell>
          <table:table-cell office:value-type="float" office:value="0.773335">
            <text:p>0.773335</text:p>
          </table:table-cell>
          <table:table-cell office:value-type="float" office:value="0.788348">
            <text:p>0.788348</text:p>
          </table:table-cell>
          <table:table-cell office:value-type="float" office:value="0.803274">
            <text:p>0.803274</text:p>
          </table:table-cell>
          <table:table-cell office:value-type="float" office:value="0.818016">
            <text:p>0.818016</text:p>
          </table:table-cell>
          <table:table-cell office:value-type="float" office:value="0.832565">
            <text:p>0.832565</text:p>
          </table:table-cell>
          <table:table-cell office:value-type="float" office:value="0.847147">
            <text:p>0.847147</text:p>
          </table:table-cell>
          <table:table-cell office:value-type="float" office:value="0.861481">
            <text:p>0.861481</text:p>
          </table:table-cell>
          <table:table-cell office:value-type="float" office:value="0.875876">
            <text:p>0.875876</text:p>
          </table:table-cell>
          <table:table-cell office:value-type="float" office:value="0.889989">
            <text:p>0.889989</text:p>
          </table:table-cell>
          <table:table-cell office:value-type="float" office:value="0.904036">
            <text:p>0.904036</text:p>
          </table:table-cell>
          <table:table-cell office:value-type="float" office:value="0.918202">
            <text:p>0.918202</text:p>
          </table:table-cell>
          <table:table-cell office:value-type="float" office:value="0.932051">
            <text:p>0.932051</text:p>
          </table:table-cell>
          <table:table-cell office:value-type="float" office:value="0.94575">
            <text:p>0.94575</text:p>
          </table:table-cell>
          <table:table-cell office:value-type="float" office:value="0.959402">
            <text:p>0.959402</text:p>
          </table:table-cell>
          <table:table-cell office:value-type="float" office:value="0.972975">
            <text:p>0.972975</text:p>
          </table:table-cell>
          <table:table-cell office:value-type="float" office:value="0.986529">
            <text:p>0.9865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1581">
            <text:p>0.141581</text:p>
          </table:table-cell>
          <table:table-cell office:value-type="float" office:value="0.200116">
            <text:p>0.200116</text:p>
          </table:table-cell>
          <table:table-cell office:value-type="float" office:value="0.245151">
            <text:p>0.245151</text:p>
          </table:table-cell>
          <table:table-cell office:value-type="float" office:value="0.283093">
            <text:p>0.283093</text:p>
          </table:table-cell>
          <table:table-cell office:value-type="float" office:value="0.316456">
            <text:p>0.316456</text:p>
          </table:table-cell>
          <table:table-cell office:value-type="float" office:value="0.346438">
            <text:p>0.346438</text:p>
          </table:table-cell>
          <table:table-cell office:value-type="float" office:value="0.37403">
            <text:p>0.37403</text:p>
          </table:table-cell>
          <table:table-cell office:value-type="float" office:value="0.400118">
            <text:p>0.400118</text:p>
          </table:table-cell>
          <table:table-cell office:value-type="float" office:value="0.424377">
            <text:p>0.424377</text:p>
          </table:table-cell>
          <table:table-cell office:value-type="float" office:value="0.447261">
            <text:p>0.447261</text:p>
          </table:table-cell>
          <table:table-cell office:value-type="float" office:value="0.469259">
            <text:p>0.469259</text:p>
          </table:table-cell>
          <table:table-cell office:value-type="float" office:value="0.489966">
            <text:p>0.489966</text:p>
          </table:table-cell>
          <table:table-cell office:value-type="float" office:value="0.51002">
            <text:p>0.51002</text:p>
          </table:table-cell>
          <table:table-cell office:value-type="float" office:value="0.529457">
            <text:p>0.529457</text:p>
          </table:table-cell>
          <table:table-cell office:value-type="float" office:value="0.54788">
            <text:p>0.54788</text:p>
          </table:table-cell>
          <table:table-cell office:value-type="float" office:value="0.565912">
            <text:p>0.565912</text:p>
          </table:table-cell>
          <table:table-cell office:value-type="float" office:value="0.583348">
            <text:p>0.583348</text:p>
          </table:table-cell>
          <table:table-cell office:value-type="float" office:value="0.600191">
            <text:p>0.600191</text:p>
          </table:table-cell>
          <table:table-cell office:value-type="float" office:value="0.616356">
            <text:p>0.616356</text:p>
          </table:table-cell>
          <table:table-cell office:value-type="float" office:value="0.632411">
            <text:p>0.632411</text:p>
          </table:table-cell>
          <table:table-cell office:value-type="float" office:value="0.648215">
            <text:p>0.648215</text:p>
          </table:table-cell>
          <table:table-cell office:value-type="float" office:value="0.663321">
            <text:p>0.663321</text:p>
          </table:table-cell>
          <table:table-cell office:value-type="float" office:value="0.678161">
            <text:p>0.678161</text:p>
          </table:table-cell>
          <table:table-cell office:value-type="float" office:value="0.692803">
            <text:p>0.692803</text:p>
          </table:table-cell>
          <table:table-cell office:value-type="float" office:value="0.707">
            <text:p>0.707</text:p>
          </table:table-cell>
          <table:table-cell office:value-type="float" office:value="0.721056">
            <text:p>0.721056</text:p>
          </table:table-cell>
          <table:table-cell office:value-type="float" office:value="0.734795">
            <text:p>0.734795</text:p>
          </table:table-cell>
          <table:table-cell office:value-type="float" office:value="0.748494">
            <text:p>0.748494</text:p>
          </table:table-cell>
          <table:table-cell office:value-type="float" office:value="0.761697">
            <text:p>0.761697</text:p>
          </table:table-cell>
          <table:table-cell office:value-type="float" office:value="0.774648">
            <text:p>0.774648</text:p>
          </table:table-cell>
          <table:table-cell office:value-type="float" office:value="0.787388">
            <text:p>0.787388</text:p>
          </table:table-cell>
          <table:table-cell office:value-type="float" office:value="0.800095">
            <text:p>0.800095</text:p>
          </table:table-cell>
          <table:table-cell office:value-type="float" office:value="0.812411">
            <text:p>0.812411</text:p>
          </table:table-cell>
          <table:table-cell office:value-type="float" office:value="0.824549">
            <text:p>0.824549</text:p>
          </table:table-cell>
          <table:table-cell office:value-type="float" office:value="0.836374">
            <text:p>0.836374</text:p>
          </table:table-cell>
          <table:table-cell office:value-type="float" office:value="0.848362">
            <text:p>0.848362</text:p>
          </table:table-cell>
          <table:table-cell office:value-type="float" office:value="0.859885">
            <text:p>0.859885</text:p>
          </table:table-cell>
          <table:table-cell office:value-type="float" office:value="0.87161">
            <text:p>0.87161</text:p>
          </table:table-cell>
          <table:table-cell office:value-type="float" office:value="0.882893">
            <text:p>0.882893</text:p>
          </table:table-cell>
          <table:table-cell office:value-type="float" office:value="0.894197">
            <text:p>0.894197</text:p>
          </table:table-cell>
          <table:table-cell office:value-type="float" office:value="0.90529">
            <text:p>0.90529</text:p>
          </table:table-cell>
          <table:table-cell office:value-type="float" office:value="0.916412">
            <text:p>0.916412</text:p>
          </table:table-cell>
          <table:table-cell office:value-type="float" office:value="0.927226">
            <text:p>0.927226</text:p>
          </table:table-cell>
          <table:table-cell office:value-type="float" office:value="0.937957">
            <text:p>0.937957</text:p>
          </table:table-cell>
          <table:table-cell office:value-type="float" office:value="0.948492">
            <text:p>0.948492</text:p>
          </table:table-cell>
          <table:table-cell office:value-type="float" office:value="0.958973">
            <text:p>0.958973</text:p>
          </table:table-cell>
          <table:table-cell office:value-type="float" office:value="0.969419">
            <text:p>0.969419</text:p>
          </table:table-cell>
          <table:table-cell office:value-type="float" office:value="0.979551">
            <text:p>0.979551</text:p>
          </table:table-cell>
          <table:table-cell office:value-type="float" office:value="0.989929">
            <text:p>0.9899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18">
            <text:p>0.2718</text:p>
          </table:table-cell>
          <table:table-cell office:value-type="float" office:value="0.342122">
            <text:p>0.342122</text:p>
          </table:table-cell>
          <table:table-cell office:value-type="float" office:value="0.391693">
            <text:p>0.391693</text:p>
          </table:table-cell>
          <table:table-cell office:value-type="float" office:value="0.430998">
            <text:p>0.430998</text:p>
          </table:table-cell>
          <table:table-cell office:value-type="float" office:value="0.464444">
            <text:p>0.464444</text:p>
          </table:table-cell>
          <table:table-cell office:value-type="float" office:value="0.493258">
            <text:p>0.493258</text:p>
          </table:table-cell>
          <table:table-cell office:value-type="float" office:value="0.519385">
            <text:p>0.519385</text:p>
          </table:table-cell>
          <table:table-cell office:value-type="float" office:value="0.543089">
            <text:p>0.543089</text:p>
          </table:table-cell>
          <table:table-cell office:value-type="float" office:value="0.564882">
            <text:p>0.564882</text:p>
          </table:table-cell>
          <table:table-cell office:value-type="float" office:value="0.585037">
            <text:p>0.585037</text:p>
          </table:table-cell>
          <table:table-cell office:value-type="float" office:value="0.603756">
            <text:p>0.603756</text:p>
          </table:table-cell>
          <table:table-cell office:value-type="float" office:value="0.621463">
            <text:p>0.621463</text:p>
          </table:table-cell>
          <table:table-cell office:value-type="float" office:value="0.638326">
            <text:p>0.638326</text:p>
          </table:table-cell>
          <table:table-cell office:value-type="float" office:value="0.654295">
            <text:p>0.654295</text:p>
          </table:table-cell>
          <table:table-cell office:value-type="float" office:value="0.669487">
            <text:p>0.669487</text:p>
          </table:table-cell>
          <table:table-cell office:value-type="float" office:value="0.68398">
            <text:p>0.68398</text:p>
          </table:table-cell>
          <table:table-cell office:value-type="float" office:value="0.697885">
            <text:p>0.697885</text:p>
          </table:table-cell>
          <table:table-cell office:value-type="float" office:value="0.71139">
            <text:p>0.71139</text:p>
          </table:table-cell>
          <table:table-cell office:value-type="float" office:value="0.724262">
            <text:p>0.724262</text:p>
          </table:table-cell>
          <table:table-cell office:value-type="float" office:value="0.736823">
            <text:p>0.736823</text:p>
          </table:table-cell>
          <table:table-cell office:value-type="float" office:value="0.749107">
            <text:p>0.749107</text:p>
          </table:table-cell>
          <table:table-cell office:value-type="float" office:value="0.760717">
            <text:p>0.760717</text:p>
          </table:table-cell>
          <table:table-cell office:value-type="float" office:value="0.772014">
            <text:p>0.772014</text:p>
          </table:table-cell>
          <table:table-cell office:value-type="float" office:value="0.782982">
            <text:p>0.782982</text:p>
          </table:table-cell>
          <table:table-cell office:value-type="float" office:value="0.793619">
            <text:p>0.793619</text:p>
          </table:table-cell>
          <table:table-cell office:value-type="float" office:value="0.804155">
            <text:p>0.804155</text:p>
          </table:table-cell>
          <table:table-cell office:value-type="float" office:value="0.814305">
            <text:p>0.814305</text:p>
          </table:table-cell>
          <table:table-cell office:value-type="float" office:value="0.824197">
            <text:p>0.824197</text:p>
          </table:table-cell>
          <table:table-cell office:value-type="float" office:value="0.833727">
            <text:p>0.833727</text:p>
          </table:table-cell>
          <table:table-cell office:value-type="float" office:value="0.843198">
            <text:p>0.843198</text:p>
          </table:table-cell>
          <table:table-cell office:value-type="float" office:value="0.852513">
            <text:p>0.852513</text:p>
          </table:table-cell>
          <table:table-cell office:value-type="float" office:value="0.861481">
            <text:p>0.861481</text:p>
          </table:table-cell>
          <table:table-cell office:value-type="float" office:value="0.870478">
            <text:p>0.870478</text:p>
          </table:table-cell>
          <table:table-cell office:value-type="float" office:value="0.879134">
            <text:p>0.879134</text:p>
          </table:table-cell>
          <table:table-cell office:value-type="float" office:value="0.887607">
            <text:p>0.887607</text:p>
          </table:table-cell>
          <table:table-cell office:value-type="float" office:value="0.896002">
            <text:p>0.896002</text:p>
          </table:table-cell>
          <table:table-cell office:value-type="float" office:value="0.904209">
            <text:p>0.904209</text:p>
          </table:table-cell>
          <table:table-cell office:value-type="float" office:value="0.91244">
            <text:p>0.91244</text:p>
          </table:table-cell>
          <table:table-cell office:value-type="float" office:value="0.920353">
            <text:p>0.920353</text:p>
          </table:table-cell>
          <table:table-cell office:value-type="float" office:value="0.928181">
            <text:p>0.928181</text:p>
          </table:table-cell>
          <table:table-cell office:value-type="float" office:value="0.935819">
            <text:p>0.935819</text:p>
          </table:table-cell>
          <table:table-cell office:value-type="float" office:value="0.943357">
            <text:p>0.943357</text:p>
          </table:table-cell>
          <table:table-cell office:value-type="float" office:value="0.950637">
            <text:p>0.950637</text:p>
          </table:table-cell>
          <table:table-cell office:value-type="float" office:value="0.958098">
            <text:p>0.958098</text:p>
          </table:table-cell>
          <table:table-cell office:value-type="float" office:value="0.965273">
            <text:p>0.965273</text:p>
          </table:table-cell>
          <table:table-cell office:value-type="float" office:value="0.972431">
            <text:p>0.972431</text:p>
          </table:table-cell>
          <table:table-cell office:value-type="float" office:value="0.979336">
            <text:p>0.979336</text:p>
          </table:table-cell>
          <table:table-cell office:value-type="float" office:value="0.986413">
            <text:p>0.986413</text:p>
          </table:table-cell>
          <table:table-cell office:value-type="float" office:value="0.993229">
            <text:p>0.9932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57535">
            <text:p>0.457535</text:p>
          </table:table-cell>
          <table:table-cell office:value-type="float" office:value="0.525521">
            <text:p>0.525521</text:p>
          </table:table-cell>
          <table:table-cell office:value-type="float" office:value="0.569879">
            <text:p>0.569879</text:p>
          </table:table-cell>
          <table:table-cell office:value-type="float" office:value="0.603496">
            <text:p>0.603496</text:p>
          </table:table-cell>
          <table:table-cell office:value-type="float" office:value="0.630897">
            <text:p>0.630897</text:p>
          </table:table-cell>
          <table:table-cell office:value-type="float" office:value="0.654463">
            <text:p>0.654463</text:p>
          </table:table-cell>
          <table:table-cell office:value-type="float" office:value="0.674762">
            <text:p>0.674762</text:p>
          </table:table-cell>
          <table:table-cell office:value-type="float" office:value="0.693138">
            <text:p>0.693138</text:p>
          </table:table-cell>
          <table:table-cell office:value-type="float" office:value="0.709683">
            <text:p>0.709683</text:p>
          </table:table-cell>
          <table:table-cell office:value-type="float" office:value="0.724719">
            <text:p>0.724719</text:p>
          </table:table-cell>
          <table:table-cell office:value-type="float" office:value="0.738767">
            <text:p>0.738767</text:p>
          </table:table-cell>
          <table:table-cell office:value-type="float" office:value="0.751854">
            <text:p>0.751854</text:p>
          </table:table-cell>
          <table:table-cell office:value-type="float" office:value="0.763875">
            <text:p>0.763875</text:p>
          </table:table-cell>
          <table:table-cell office:value-type="float" office:value="0.775287">
            <text:p>0.775287</text:p>
          </table:table-cell>
          <table:table-cell office:value-type="float" office:value="0.785995">
            <text:p>0.785995</text:p>
          </table:table-cell>
          <table:table-cell office:value-type="float" office:value="0.796234">
            <text:p>0.796234</text:p>
          </table:table-cell>
          <table:table-cell office:value-type="float" office:value="0.805938">
            <text:p>0.805938</text:p>
          </table:table-cell>
          <table:table-cell office:value-type="float" office:value="0.815172">
            <text:p>0.815172</text:p>
          </table:table-cell>
          <table:table-cell office:value-type="float" office:value="0.823991">
            <text:p>0.823991</text:p>
          </table:table-cell>
          <table:table-cell office:value-type="float" office:value="0.832314">
            <text:p>0.832314</text:p>
          </table:table-cell>
          <table:table-cell office:value-type="float" office:value="0.840401">
            <text:p>0.840401</text:p>
          </table:table-cell>
          <table:table-cell office:value-type="float" office:value="0.848413">
            <text:p>0.848413</text:p>
          </table:table-cell>
          <table:table-cell office:value-type="float" office:value="0.855875">
            <text:p>0.855875</text:p>
          </table:table-cell>
          <table:table-cell office:value-type="float" office:value="0.863197">
            <text:p>0.863197</text:p>
          </table:table-cell>
          <table:table-cell office:value-type="float" office:value="0.870374">
            <text:p>0.870374</text:p>
          </table:table-cell>
          <table:table-cell office:value-type="float" office:value="0.877204">
            <text:p>0.877204</text:p>
          </table:table-cell>
          <table:table-cell office:value-type="float" office:value="0.883765">
            <text:p>0.883765</text:p>
          </table:table-cell>
          <table:table-cell office:value-type="float" office:value="0.890239">
            <text:p>0.890239</text:p>
          </table:table-cell>
          <table:table-cell office:value-type="float" office:value="0.89646">
            <text:p>0.89646</text:p>
          </table:table-cell>
          <table:table-cell office:value-type="float" office:value="0.902596">
            <text:p>0.902596</text:p>
          </table:table-cell>
          <table:table-cell office:value-type="float" office:value="0.908615">
            <text:p>0.908615</text:p>
          </table:table-cell>
          <table:table-cell office:value-type="float" office:value="0.914475">
            <text:p>0.914475</text:p>
          </table:table-cell>
          <table:table-cell office:value-type="float" office:value="0.920107">
            <text:p>0.920107</text:p>
          </table:table-cell>
          <table:table-cell office:value-type="float" office:value="0.925597">
            <text:p>0.925597</text:p>
          </table:table-cell>
          <table:table-cell office:value-type="float" office:value="0.931019">
            <text:p>0.931019</text:p>
          </table:table-cell>
          <table:table-cell office:value-type="float" office:value="0.936233">
            <text:p>0.936233</text:p>
          </table:table-cell>
          <table:table-cell office:value-type="float" office:value="0.941468">
            <text:p>0.941468</text:p>
          </table:table-cell>
          <table:table-cell office:value-type="float" office:value="0.946415">
            <text:p>0.946415</text:p>
          </table:table-cell>
          <table:table-cell office:value-type="float" office:value="0.951206">
            <text:p>0.951206</text:p>
          </table:table-cell>
          <table:table-cell office:value-type="float" office:value="0.956154">
            <text:p>0.956154</text:p>
          </table:table-cell>
          <table:table-cell office:value-type="float" office:value="0.960926">
            <text:p>0.960926</text:p>
          </table:table-cell>
          <table:table-cell office:value-type="float" office:value="0.965541">
            <text:p>0.965541</text:p>
          </table:table-cell>
          <table:table-cell office:value-type="float" office:value="0.970163">
            <text:p>0.970163</text:p>
          </table:table-cell>
          <table:table-cell office:value-type="float" office:value="0.974581">
            <text:p>0.974581</text:p>
          </table:table-cell>
          <table:table-cell office:value-type="float" office:value="0.978873">
            <text:p>0.978873</text:p>
          </table:table-cell>
          <table:table-cell office:value-type="float" office:value="0.98338">
            <text:p>0.98338</text:p>
          </table:table-cell>
          <table:table-cell office:value-type="float" office:value="0.987679">
            <text:p>0.987679</text:p>
          </table:table-cell>
          <table:table-cell office:value-type="float" office:value="0.991816">
            <text:p>0.991816</text:p>
          </table:table-cell>
          <table:table-cell office:value-type="float" office:value="0.995951">
            <text:p>0.9959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593745">
            <text:p>0.593745</text:p>
          </table:table-cell>
          <table:table-cell office:value-type="float" office:value="0.651126">
            <text:p>0.651126</text:p>
          </table:table-cell>
          <table:table-cell office:value-type="float" office:value="0.687247">
            <text:p>0.687247</text:p>
          </table:table-cell>
          <table:table-cell office:value-type="float" office:value="0.714089">
            <text:p>0.714089</text:p>
          </table:table-cell>
          <table:table-cell office:value-type="float" office:value="0.735606">
            <text:p>0.735606</text:p>
          </table:table-cell>
          <table:table-cell office:value-type="float" office:value="0.753922">
            <text:p>0.753922</text:p>
          </table:table-cell>
          <table:table-cell office:value-type="float" office:value="0.769436">
            <text:p>0.769436</text:p>
          </table:table-cell>
          <table:table-cell office:value-type="float" office:value="0.783224">
            <text:p>0.783224</text:p>
          </table:table-cell>
          <table:table-cell office:value-type="float" office:value="0.795582">
            <text:p>0.795582</text:p>
          </table:table-cell>
          <table:table-cell office:value-type="float" office:value="0.8069">
            <text:p>0.8069</text:p>
          </table:table-cell>
          <table:table-cell office:value-type="float" office:value="0.817132">
            <text:p>0.817132</text:p>
          </table:table-cell>
          <table:table-cell office:value-type="float" office:value="0.826609">
            <text:p>0.826609</text:p>
          </table:table-cell>
          <table:table-cell office:value-type="float" office:value="0.835347">
            <text:p>0.835347</text:p>
          </table:table-cell>
          <table:table-cell office:value-type="float" office:value="0.843649">
            <text:p>0.843649</text:p>
          </table:table-cell>
          <table:table-cell office:value-type="float" office:value="0.851526">
            <text:p>0.851526</text:p>
          </table:table-cell>
          <table:table-cell office:value-type="float" office:value="0.858767">
            <text:p>0.858767</text:p>
          </table:table-cell>
          <table:table-cell office:value-type="float" office:value="0.865781">
            <text:p>0.865781</text:p>
          </table:table-cell>
          <table:table-cell office:value-type="float" office:value="0.872502">
            <text:p>0.872502</text:p>
          </table:table-cell>
          <table:table-cell office:value-type="float" office:value="0.878778">
            <text:p>0.878778</text:p>
          </table:table-cell>
          <table:table-cell office:value-type="float" office:value="0.884681">
            <text:p>0.884681</text:p>
          </table:table-cell>
          <table:table-cell office:value-type="float" office:value="0.890507">
            <text:p>0.890507</text:p>
          </table:table-cell>
          <table:table-cell office:value-type="float" office:value="0.896036">
            <text:p>0.896036</text:p>
          </table:table-cell>
          <table:table-cell office:value-type="float" office:value="0.901336">
            <text:p>0.901336</text:p>
          </table:table-cell>
          <table:table-cell office:value-type="float" office:value="0.906545">
            <text:p>0.906545</text:p>
          </table:table-cell>
          <table:table-cell office:value-type="float" office:value="0.911524">
            <text:p>0.911524</text:p>
          </table:table-cell>
          <table:table-cell office:value-type="float" office:value="0.916397">
            <text:p>0.916397</text:p>
          </table:table-cell>
          <table:table-cell office:value-type="float" office:value="0.920953">
            <text:p>0.920953</text:p>
          </table:table-cell>
          <table:table-cell office:value-type="float" office:value="0.925435">
            <text:p>0.925435</text:p>
          </table:table-cell>
          <table:table-cell office:value-type="float" office:value="0.929797">
            <text:p>0.929797</text:p>
          </table:table-cell>
          <table:table-cell office:value-type="float" office:value="0.933981">
            <text:p>0.933981</text:p>
          </table:table-cell>
          <table:table-cell office:value-type="float" office:value="0.938093">
            <text:p>0.938093</text:p>
          </table:table-cell>
          <table:table-cell office:value-type="float" office:value="0.942094">
            <text:p>0.942094</text:p>
          </table:table-cell>
          <table:table-cell office:value-type="float" office:value="0.945923">
            <text:p>0.945923</text:p>
          </table:table-cell>
          <table:table-cell office:value-type="float" office:value="0.949628">
            <text:p>0.949628</text:p>
          </table:table-cell>
          <table:table-cell office:value-type="float" office:value="0.953286">
            <text:p>0.953286</text:p>
          </table:table-cell>
          <table:table-cell office:value-type="float" office:value="0.956924">
            <text:p>0.956924</text:p>
          </table:table-cell>
          <table:table-cell office:value-type="float" office:value="0.960453">
            <text:p>0.960453</text:p>
          </table:table-cell>
          <table:table-cell office:value-type="float" office:value="0.963841">
            <text:p>0.963841</text:p>
          </table:table-cell>
          <table:table-cell office:value-type="float" office:value="0.96725">
            <text:p>0.96725</text:p>
          </table:table-cell>
          <table:table-cell office:value-type="float" office:value="0.970551">
            <text:p>0.970551</text:p>
          </table:table-cell>
          <table:table-cell office:value-type="float" office:value="0.973708">
            <text:p>0.973708</text:p>
          </table:table-cell>
          <table:table-cell office:value-type="float" office:value="0.97678">
            <text:p>0.97678</text:p>
          </table:table-cell>
          <table:table-cell office:value-type="float" office:value="0.979843">
            <text:p>0.979843</text:p>
          </table:table-cell>
          <table:table-cell office:value-type="float" office:value="0.983033">
            <text:p>0.983033</text:p>
          </table:table-cell>
          <table:table-cell office:value-type="float" office:value="0.985977">
            <text:p>0.985977</text:p>
          </table:table-cell>
          <table:table-cell office:value-type="float" office:value="0.988922">
            <text:p>0.988922</text:p>
          </table:table-cell>
          <table:table-cell office:value-type="float" office:value="0.991727">
            <text:p>0.991727</text:p>
          </table:table-cell>
          <table:table-cell office:value-type="float" office:value="0.994516">
            <text:p>0.994516</text:p>
          </table:table-cell>
          <table:table-cell office:value-type="float" office:value="0.997362">
            <text:p>0.9973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76153">
            <text:p>0.676153</text:p>
          </table:table-cell>
          <table:table-cell office:value-type="float" office:value="0.724719">
            <text:p>0.724719</text:p>
          </table:table-cell>
          <table:table-cell office:value-type="float" office:value="0.754908">
            <text:p>0.754908</text:p>
          </table:table-cell>
          <table:table-cell office:value-type="float" office:value="0.776887">
            <text:p>0.776887</text:p>
          </table:table-cell>
          <table:table-cell office:value-type="float" office:value="0.79425">
            <text:p>0.79425</text:p>
          </table:table-cell>
          <table:table-cell office:value-type="float" office:value="0.808946">
            <text:p>0.808946</text:p>
          </table:table-cell>
          <table:table-cell office:value-type="float" office:value="0.821396">
            <text:p>0.821396</text:p>
          </table:table-cell>
          <table:table-cell office:value-type="float" office:value="0.832314">
            <text:p>0.832314</text:p>
          </table:table-cell>
          <table:table-cell office:value-type="float" office:value="0.84217">
            <text:p>0.84217</text:p>
          </table:table-cell>
          <table:table-cell office:value-type="float" office:value="0.851174">
            <text:p>0.851174</text:p>
          </table:table-cell>
          <table:table-cell office:value-type="float" office:value="0.859169">
            <text:p>0.859169</text:p>
          </table:table-cell>
          <table:table-cell office:value-type="float" office:value="0.866793">
            <text:p>0.866793</text:p>
          </table:table-cell>
          <table:table-cell office:value-type="float" office:value="0.873856">
            <text:p>0.873856</text:p>
          </table:table-cell>
          <table:table-cell office:value-type="float" office:value="0.880248">
            <text:p>0.880248</text:p>
          </table:table-cell>
          <table:table-cell office:value-type="float" office:value="0.886268">
            <text:p>0.886268</text:p>
          </table:table-cell>
          <table:table-cell office:value-type="float" office:value="0.892031">
            <text:p>0.892031</text:p>
          </table:table-cell>
          <table:table-cell office:value-type="float" office:value="0.897396">
            <text:p>0.897396</text:p>
          </table:table-cell>
          <table:table-cell office:value-type="float" office:value="0.902596">
            <text:p>0.902596</text:p>
          </table:table-cell>
          <table:table-cell office:value-type="float" office:value="0.907579">
            <text:p>0.907579</text:p>
          </table:table-cell>
          <table:table-cell office:value-type="float" office:value="0.912292">
            <text:p>0.912292</text:p>
          </table:table-cell>
          <table:table-cell office:value-type="float" office:value="0.916809">
            <text:p>0.916809</text:p>
          </table:table-cell>
          <table:table-cell office:value-type="float" office:value="0.921028">
            <text:p>0.921028</text:p>
          </table:table-cell>
          <table:table-cell office:value-type="float" office:value="0.925119">
            <text:p>0.925119</text:p>
          </table:table-cell>
          <table:table-cell office:value-type="float" office:value="0.929086999999999">
            <text:p>0.929087</text:p>
          </table:table-cell>
          <table:table-cell office:value-type="float" office:value="0.932869999999999">
            <text:p>0.93287</text:p>
          </table:table-cell>
          <table:table-cell office:value-type="float" office:value="0.936525">
            <text:p>0.936525</text:p>
          </table:table-cell>
          <table:table-cell office:value-type="float" office:value="0.940164">
            <text:p>0.940164</text:p>
          </table:table-cell>
          <table:table-cell office:value-type="float" office:value="0.943496">
            <text:p>0.943496</text:p>
          </table:table-cell>
          <table:table-cell office:value-type="float" office:value="0.946795">
            <text:p>0.946795</text:p>
          </table:table-cell>
          <table:table-cell office:value-type="float" office:value="0.949930999999999">
            <text:p>0.949931</text:p>
          </table:table-cell>
          <table:table-cell office:value-type="float" office:value="0.953065">
            <text:p>0.953065</text:p>
          </table:table-cell>
          <table:table-cell office:value-type="float" office:value="0.956154">
            <text:p>0.956154</text:p>
          </table:table-cell>
          <table:table-cell office:value-type="float" office:value="0.959107">
            <text:p>0.959107</text:p>
          </table:table-cell>
          <table:table-cell office:value-type="float" office:value="0.961942999999999">
            <text:p>0.961943</text:p>
          </table:table-cell>
          <table:table-cell office:value-type="float" office:value="0.96475">
            <text:p>0.96475</text:p>
          </table:table-cell>
          <table:table-cell office:value-type="float" office:value="0.967528">
            <text:p>0.967528</text:p>
          </table:table-cell>
          <table:table-cell office:value-type="float" office:value="0.970216">
            <text:p>0.970216</text:p>
          </table:table-cell>
          <table:table-cell office:value-type="float" office:value="0.972773">
            <text:p>0.972773</text:p>
          </table:table-cell>
          <table:table-cell office:value-type="float" office:value="0.975262999999999">
            <text:p>0.975263</text:p>
          </table:table-cell>
          <table:table-cell office:value-type="float" office:value="0.977674">
            <text:p>0.977674</text:p>
          </table:table-cell>
          <table:table-cell office:value-type="float" office:value="0.980099">
            <text:p>0.980099</text:p>
          </table:table-cell>
          <table:table-cell office:value-type="float" office:value="0.982619">
            <text:p>0.982619</text:p>
          </table:table-cell>
          <table:table-cell office:value-type="float" office:value="0.985003">
            <text:p>0.985003</text:p>
          </table:table-cell>
          <table:table-cell office:value-type="float" office:value="0.987248">
            <text:p>0.987248</text:p>
          </table:table-cell>
          <table:table-cell office:value-type="float" office:value="0.989489">
            <text:p>0.989489</text:p>
          </table:table-cell>
          <table:table-cell office:value-type="float" office:value="0.99164">
            <text:p>0.99164</text:p>
          </table:table-cell>
          <table:table-cell office:value-type="float" office:value="0.993767">
            <text:p>0.993767</text:p>
          </table:table-cell>
          <table:table-cell office:value-type="float" office:value="0.995902">
            <text:p>0.995902</text:p>
          </table:table-cell>
          <table:table-cell office:value-type="float" office:value="0.998025999999999">
            <text:p>0.9980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22241">
            <text:p>0.822241</text:p>
          </table:table-cell>
          <table:table-cell office:value-type="float" office:value="0.851174">
            <text:p>0.851174</text:p>
          </table:table-cell>
          <table:table-cell office:value-type="float" office:value="0.868581">
            <text:p>0.868581</text:p>
          </table:table-cell>
          <table:table-cell office:value-type="float" office:value="0.881128">
            <text:p>0.881128</text:p>
          </table:table-cell>
          <table:table-cell office:value-type="float" office:value="0.891003">
            <text:p>0.891003</text:p>
          </table:table-cell>
          <table:table-cell office:value-type="float" office:value="0.899065">
            <text:p>0.899065</text:p>
          </table:table-cell>
          <table:table-cell office:value-type="float" office:value="0.906153">
            <text:p>0.906153</text:p>
          </table:table-cell>
          <table:table-cell office:value-type="float" office:value="0.912292">
            <text:p>0.912292</text:p>
          </table:table-cell>
          <table:table-cell office:value-type="float" office:value="0.917686">
            <text:p>0.917686</text:p>
          </table:table-cell>
          <table:table-cell office:value-type="float" office:value="0.922546">
            <text:p>0.922546</text:p>
          </table:table-cell>
          <table:table-cell office:value-type="float" office:value="0.926934">
            <text:p>0.926934</text:p>
          </table:table-cell>
          <table:table-cell office:value-type="float" office:value="0.931001">
            <text:p>0.931001</text:p>
          </table:table-cell>
          <table:table-cell office:value-type="float" office:value="0.934639">
            <text:p>0.934639</text:p>
          </table:table-cell>
          <table:table-cell office:value-type="float" office:value="0.938168">
            <text:p>0.938168</text:p>
          </table:table-cell>
          <table:table-cell office:value-type="float" office:value="0.941487">
            <text:p>0.941487</text:p>
          </table:table-cell>
          <table:table-cell office:value-type="float" office:value="0.944456">
            <text:p>0.944456</text:p>
          </table:table-cell>
          <table:table-cell office:value-type="float" office:value="0.947327">
            <text:p>0.947327</text:p>
          </table:table-cell>
          <table:table-cell office:value-type="float" office:value="0.949931">
            <text:p>0.949931</text:p>
          </table:table-cell>
          <table:table-cell office:value-type="float" office:value="0.952471">
            <text:p>0.952471</text:p>
          </table:table-cell>
          <table:table-cell office:value-type="float" office:value="0.954966">
            <text:p>0.954966</text:p>
          </table:table-cell>
          <table:table-cell office:value-type="float" office:value="0.957323">
            <text:p>0.957323</text:p>
          </table:table-cell>
          <table:table-cell office:value-type="float" office:value="0.95959">
            <text:p>0.95959</text:p>
          </table:table-cell>
          <table:table-cell office:value-type="float" office:value="0.961704">
            <text:p>0.961704</text:p>
          </table:table-cell>
          <table:table-cell office:value-type="float" office:value="0.963718">
            <text:p>0.963718</text:p>
          </table:table-cell>
          <table:table-cell office:value-type="float" office:value="0.965733">
            <text:p>0.965733</text:p>
          </table:table-cell>
          <table:table-cell office:value-type="float" office:value="0.967692">
            <text:p>0.967692</text:p>
          </table:table-cell>
          <table:table-cell office:value-type="float" office:value="0.969533">
            <text:p>0.969533</text:p>
          </table:table-cell>
          <table:table-cell office:value-type="float" office:value="0.971262">
            <text:p>0.971262</text:p>
          </table:table-cell>
          <table:table-cell office:value-type="float" office:value="0.972959">
            <text:p>0.972959</text:p>
          </table:table-cell>
          <table:table-cell office:value-type="float" office:value="0.974603">
            <text:p>0.974603</text:p>
          </table:table-cell>
          <table:table-cell office:value-type="float" office:value="0.97616">
            <text:p>0.97616</text:p>
          </table:table-cell>
          <table:table-cell office:value-type="float" office:value="0.977674">
            <text:p>0.977674</text:p>
          </table:table-cell>
          <table:table-cell office:value-type="float" office:value="0.979208">
            <text:p>0.979208</text:p>
          </table:table-cell>
          <table:table-cell office:value-type="float" office:value="0.980696">
            <text:p>0.980696</text:p>
          </table:table-cell>
          <table:table-cell office:value-type="float" office:value="0.982208">
            <text:p>0.982208</text:p>
          </table:table-cell>
          <table:table-cell office:value-type="float" office:value="0.983649">
            <text:p>0.983649</text:p>
          </table:table-cell>
          <table:table-cell office:value-type="float" office:value="0.985026">
            <text:p>0.985026</text:p>
          </table:table-cell>
          <table:table-cell office:value-type="float" office:value="0.986278">
            <text:p>0.986278</text:p>
          </table:table-cell>
          <table:table-cell office:value-type="float" office:value="0.987622">
            <text:p>0.987622</text:p>
          </table:table-cell>
          <table:table-cell office:value-type="float" office:value="0.988886">
            <text:p>0.988886</text:p>
          </table:table-cell>
          <table:table-cell office:value-type="float" office:value="0.99009">
            <text:p>0.99009</text:p>
          </table:table-cell>
          <table:table-cell office:value-type="float" office:value="0.991256">
            <text:p>0.991256</text:p>
          </table:table-cell>
          <table:table-cell office:value-type="float" office:value="0.992465">
            <text:p>0.992465</text:p>
          </table:table-cell>
          <table:table-cell office:value-type="float" office:value="0.993564">
            <text:p>0.993564</text:p>
          </table:table-cell>
          <table:table-cell office:value-type="float" office:value="0.994683">
            <text:p>0.994683</text:p>
          </table:table-cell>
          <table:table-cell office:value-type="float" office:value="0.995809">
            <text:p>0.995809</text:p>
          </table:table-cell>
          <table:table-cell office:value-type="float" office:value="0.996925">
            <text:p>0.996925</text:p>
          </table:table-cell>
          <table:table-cell office:value-type="float" office:value="0.998002">
            <text:p>0.998002</text:p>
          </table:table-cell>
          <table:table-cell office:value-type="float" office:value="0.998984">
            <text:p>0.99898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table:style-name="Default">
            <draw:frame table:end-cell-address="Sheet1.N45" table:end-x="1.707cm" table:end-y="0.158cm" draw:z-index="0" draw:style-name="gr1" svg:width="30.953cm" svg:height="15.798cm" svg:x="0.109cm" svg:y="0.106cm">
              <draw:object draw:notify-on-update-of-ranges="Sheet1.A1:Sheet1.A1 Sheet1.B1:Sheet1.AY1 Sheet1.A2:Sheet1.A2 Sheet1.B2:Sheet1.AY2 Sheet1.A2:Sheet1.A2 Sheet1.B2:Sheet1.AY2 Sheet1.A3:Sheet1.A3 Sheet1.B3:Sheet1.AY3 Sheet1.A4:Sheet1.A4 Sheet1.B4:Sheet1.AY4 Sheet1.A5:Sheet1.A5 Sheet1.B5:Sheet1.AY5 Sheet1.A6:Sheet1.A6 Sheet1.B6:Sheet1.AY6 Sheet1.A7:Sheet1.A7 Sheet1.B7:Sheet1.AY7 Sheet1.A8:Sheet1.A8 Sheet1.B8:Sheet1.AY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10/04/2011</text:date>, <text:time>13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Pillac</meta:initial-creator>
    <meta:creation-date>2011-10-04T11:44:37</meta:creation-date>
    <dc:date>2011-10-04T13:23:21</dc:date>
    <dc:creator>Victor Pillac</dc:creator>
    <meta:editing-duration>PT23M34S</meta:editing-duration>
    <meta:editing-cycles>1</meta:editing-cycles>
    <meta:document-statistic meta:table-count="3" meta:cell-count="408" meta:object-count="1"/>
    <meta:generator>LibreOffice/3.3$Uni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99999" draw:opacity="50%" draw:opacity-name="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aw:opacity="50%" draw:opacity-name="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aw:opacity="50%" draw:opacity-name="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aw:opacity="50%" draw:opacity-name="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aw:opacity="50%" draw:opacity-name="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aw:opacity="50%" draw:opacity-name="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aw:opacity="50%" draw:opacity-name="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954cm" svg:height="15.799cm" xlink:href=".." xlink:type="simple" chart:class="chart:area" chart:style-name="ch1">
        <chart:title svg:x="11.544cm" svg:y="0.451cm" chart:style-name="ch2">
          <text:p>Cumulated frequency of drawn indexes</text:p>
        </chart:title>
        <chart:legend chart:legend-position="end" svg:x="29.669cm" svg:y="6.029cm" chart:style-name="ch3"/>
        <chart:plot-area chart:style-name="ch4" table:cell-range-address="Sheet1.A1:Sheet1.AY8" chart:data-source-has-labels="both" svg:x="1.069cm" svg:y="2.175cm" svg:width="27.362cm" svg:height="12.889cm">
          <chartooo:coordinate-region svg:x="1.796cm" svg:y="2.374cm" svg:width="26.448cm" svg:height="12.043cm"/>
          <chart:axis chart:dimension="x" chart:name="primary-x" chart:style-name="ch5">
            <chart:categories table:cell-range-address="Sheet1.B1:Sheet1.AY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:Sheet1.AY2" chart:label-cell-address="Sheet1.A2:Sheet1.A2" chart:class="chart:area">
            <chart:data-point chart:repeated="50"/>
          </chart:series>
          <chart:series chart:style-name="ch9" chart:values-cell-range-address="Sheet1.B2:Sheet1.AY2" chart:label-cell-address="Sheet1.A2:Sheet1.A2" chart:class="chart:area">
            <chart:data-point chart:repeated="50"/>
          </chart:series>
          <chart:series chart:style-name="ch10" chart:values-cell-range-address="Sheet1.B3:Sheet1.AY3" chart:label-cell-address="Sheet1.A3:Sheet1.A3" chart:class="chart:area">
            <chart:data-point chart:repeated="50"/>
          </chart:series>
          <chart:series chart:style-name="ch11" chart:values-cell-range-address="Sheet1.B4:Sheet1.AY4" chart:label-cell-address="Sheet1.A4:Sheet1.A4" chart:class="chart:area">
            <chart:data-point chart:repeated="50"/>
          </chart:series>
          <chart:series chart:style-name="ch12" chart:values-cell-range-address="Sheet1.B5:Sheet1.AY5" chart:label-cell-address="Sheet1.A5:Sheet1.A5" chart:class="chart:area">
            <chart:data-point chart:repeated="50"/>
          </chart:series>
          <chart:series chart:style-name="ch13" chart:values-cell-range-address="Sheet1.B6:Sheet1.AY6" chart:label-cell-address="Sheet1.A6:Sheet1.A6" chart:class="chart:area">
            <chart:data-point chart:repeated="50"/>
          </chart:series>
          <chart:series chart:style-name="ch14" chart:values-cell-range-address="Sheet1.B7:Sheet1.AY7" chart:label-cell-address="Sheet1.A7:Sheet1.A7" chart:class="chart:area">
            <chart:data-point chart:repeated="50"/>
          </chart:series>
          <chart:series chart:style-name="ch15" chart:values-cell-range-address="Sheet1.B8:Sheet1.AY8" chart:label-cell-address="Sheet1.A8:Sheet1.A8" chart:class="chart:area">
            <chart:data-point chart:repeated="5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1:Sheet1.AY1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</table:table-row>
          </table:table-header-rows>
          <table:table-rows>
            <table:table-row>
              <table:table-cell office:value-type="string">
                <text:p>1.5</text:p>
                <draw:g>
                  <svg:desc>Sheet1.A2:Sheet1.A2</svg:desc>
                </draw:g>
              </table:table-cell>
              <table:table-cell office:value-type="float" office:value="0.073766">
                <text:p>0.073766</text:p>
                <draw:g>
                  <svg:desc>Sheet1.B2:Sheet1.AY2</svg:desc>
                </draw:g>
              </table:table-cell>
              <table:table-cell office:value-type="float" office:value="0.117276">
                <text:p>0.117276</text:p>
              </table:table-cell>
              <table:table-cell office:value-type="float" office:value="0.153312">
                <text:p>0.153312</text:p>
              </table:table-cell>
              <table:table-cell office:value-type="float" office:value="0.185647">
                <text:p>0.185647</text:p>
              </table:table-cell>
              <table:table-cell office:value-type="float" office:value="0.215439">
                <text:p>0.215439</text:p>
              </table:table-cell>
              <table:table-cell office:value-type="float" office:value="0.243463">
                <text:p>0.243463</text:p>
              </table:table-cell>
              <table:table-cell office:value-type="float" office:value="0.269865">
                <text:p>0.269865</text:p>
              </table:table-cell>
              <table:table-cell office:value-type="float" office:value="0.294924">
                <text:p>0.294924</text:p>
              </table:table-cell>
              <table:table-cell office:value-type="float" office:value="0.319059">
                <text:p>0.319059</text:p>
              </table:table-cell>
              <table:table-cell office:value-type="float" office:value="0.342122">
                <text:p>0.342122</text:p>
              </table:table-cell>
              <table:table-cell office:value-type="float" office:value="0.364343">
                <text:p>0.364343</text:p>
              </table:table-cell>
              <table:table-cell office:value-type="float" office:value="0.38616">
                <text:p>0.38616</text:p>
              </table:table-cell>
              <table:table-cell office:value-type="float" office:value="0.407548">
                <text:p>0.407548</text:p>
              </table:table-cell>
              <table:table-cell office:value-type="float" office:value="0.428112">
                <text:p>0.428112</text:p>
              </table:table-cell>
              <table:table-cell office:value-type="float" office:value="0.448156">
                <text:p>0.448156</text:p>
              </table:table-cell>
              <table:table-cell office:value-type="float" office:value="0.468042">
                <text:p>0.468042</text:p>
              </table:table-cell>
              <table:table-cell office:value-type="float" office:value="0.487348">
                <text:p>0.487348</text:p>
              </table:table-cell>
              <table:table-cell office:value-type="float" office:value="0.50625">
                <text:p>0.50625</text:p>
              </table:table-cell>
              <table:table-cell office:value-type="float" office:value="0.524869">
                <text:p>0.524869</text:p>
              </table:table-cell>
              <table:table-cell office:value-type="float" office:value="0.543089">
                <text:p>0.543089</text:p>
              </table:table-cell>
              <table:table-cell office:value-type="float" office:value="0.561115">
                <text:p>0.561115</text:p>
              </table:table-cell>
              <table:table-cell office:value-type="float" office:value="0.578815">
                <text:p>0.578815</text:p>
              </table:table-cell>
              <table:table-cell office:value-type="float" office:value="0.596086">
                <text:p>0.596086</text:p>
              </table:table-cell>
              <table:table-cell office:value-type="float" office:value="0.612957">
                <text:p>0.612957</text:p>
              </table:table-cell>
              <table:table-cell office:value-type="float" office:value="0.629874">
                <text:p>0.629874</text:p>
              </table:table-cell>
              <table:table-cell office:value-type="float" office:value="0.646799">
                <text:p>0.646799</text:p>
              </table:table-cell>
              <table:table-cell office:value-type="float" office:value="0.663138">
                <text:p>0.663138</text:p>
              </table:table-cell>
              <table:table-cell office:value-type="float" office:value="0.679279">
                <text:p>0.679279</text:p>
              </table:table-cell>
              <table:table-cell office:value-type="float" office:value="0.695372">
                <text:p>0.695372</text:p>
              </table:table-cell>
              <table:table-cell office:value-type="float" office:value="0.71139">
                <text:p>0.71139</text:p>
              </table:table-cell>
              <table:table-cell office:value-type="float" office:value="0.727051">
                <text:p>0.727051</text:p>
              </table:table-cell>
              <table:table-cell office:value-type="float" office:value="0.742754">
                <text:p>0.742754</text:p>
              </table:table-cell>
              <table:table-cell office:value-type="float" office:value="0.758166">
                <text:p>0.758166</text:p>
              </table:table-cell>
              <table:table-cell office:value-type="float" office:value="0.773335">
                <text:p>0.773335</text:p>
              </table:table-cell>
              <table:table-cell office:value-type="float" office:value="0.788348">
                <text:p>0.788348</text:p>
              </table:table-cell>
              <table:table-cell office:value-type="float" office:value="0.803274">
                <text:p>0.803274</text:p>
              </table:table-cell>
              <table:table-cell office:value-type="float" office:value="0.818016">
                <text:p>0.818016</text:p>
              </table:table-cell>
              <table:table-cell office:value-type="float" office:value="0.832565">
                <text:p>0.832565</text:p>
              </table:table-cell>
              <table:table-cell office:value-type="float" office:value="0.847147">
                <text:p>0.847147</text:p>
              </table:table-cell>
              <table:table-cell office:value-type="float" office:value="0.861481">
                <text:p>0.861481</text:p>
              </table:table-cell>
              <table:table-cell office:value-type="float" office:value="0.875876">
                <text:p>0.875876</text:p>
              </table:table-cell>
              <table:table-cell office:value-type="float" office:value="0.889989">
                <text:p>0.889989</text:p>
              </table:table-cell>
              <table:table-cell office:value-type="float" office:value="0.904036">
                <text:p>0.904036</text:p>
              </table:table-cell>
              <table:table-cell office:value-type="float" office:value="0.918202">
                <text:p>0.918202</text:p>
              </table:table-cell>
              <table:table-cell office:value-type="float" office:value="0.932051">
                <text:p>0.932051</text:p>
              </table:table-cell>
              <table:table-cell office:value-type="float" office:value="0.94575">
                <text:p>0.94575</text:p>
              </table:table-cell>
              <table:table-cell office:value-type="float" office:value="0.959402">
                <text:p>0.959402</text:p>
              </table:table-cell>
              <table:table-cell office:value-type="float" office:value="0.972975">
                <text:p>0.972975</text:p>
              </table:table-cell>
              <table:table-cell office:value-type="float" office:value="0.986529">
                <text:p>0.986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5</text:p>
                <draw:g>
                  <svg:desc>Sheet1.A2:Sheet1.A2</svg:desc>
                </draw:g>
              </table:table-cell>
              <table:table-cell office:value-type="float" office:value="0.073766">
                <text:p>0.073766</text:p>
                <draw:g>
                  <svg:desc>Sheet1.B2:Sheet1.AY2</svg:desc>
                </draw:g>
              </table:table-cell>
              <table:table-cell office:value-type="float" office:value="0.117276">
                <text:p>0.117276</text:p>
              </table:table-cell>
              <table:table-cell office:value-type="float" office:value="0.153312">
                <text:p>0.153312</text:p>
              </table:table-cell>
              <table:table-cell office:value-type="float" office:value="0.185647">
                <text:p>0.185647</text:p>
              </table:table-cell>
              <table:table-cell office:value-type="float" office:value="0.215439">
                <text:p>0.215439</text:p>
              </table:table-cell>
              <table:table-cell office:value-type="float" office:value="0.243463">
                <text:p>0.243463</text:p>
              </table:table-cell>
              <table:table-cell office:value-type="float" office:value="0.269865">
                <text:p>0.269865</text:p>
              </table:table-cell>
              <table:table-cell office:value-type="float" office:value="0.294924">
                <text:p>0.294924</text:p>
              </table:table-cell>
              <table:table-cell office:value-type="float" office:value="0.319059">
                <text:p>0.319059</text:p>
              </table:table-cell>
              <table:table-cell office:value-type="float" office:value="0.342122">
                <text:p>0.342122</text:p>
              </table:table-cell>
              <table:table-cell office:value-type="float" office:value="0.364343">
                <text:p>0.364343</text:p>
              </table:table-cell>
              <table:table-cell office:value-type="float" office:value="0.38616">
                <text:p>0.38616</text:p>
              </table:table-cell>
              <table:table-cell office:value-type="float" office:value="0.407548">
                <text:p>0.407548</text:p>
              </table:table-cell>
              <table:table-cell office:value-type="float" office:value="0.428112">
                <text:p>0.428112</text:p>
              </table:table-cell>
              <table:table-cell office:value-type="float" office:value="0.448156">
                <text:p>0.448156</text:p>
              </table:table-cell>
              <table:table-cell office:value-type="float" office:value="0.468042">
                <text:p>0.468042</text:p>
              </table:table-cell>
              <table:table-cell office:value-type="float" office:value="0.487348">
                <text:p>0.487348</text:p>
              </table:table-cell>
              <table:table-cell office:value-type="float" office:value="0.50625">
                <text:p>0.50625</text:p>
              </table:table-cell>
              <table:table-cell office:value-type="float" office:value="0.524869">
                <text:p>0.524869</text:p>
              </table:table-cell>
              <table:table-cell office:value-type="float" office:value="0.543089">
                <text:p>0.543089</text:p>
              </table:table-cell>
              <table:table-cell office:value-type="float" office:value="0.561115">
                <text:p>0.561115</text:p>
              </table:table-cell>
              <table:table-cell office:value-type="float" office:value="0.578815">
                <text:p>0.578815</text:p>
              </table:table-cell>
              <table:table-cell office:value-type="float" office:value="0.596086">
                <text:p>0.596086</text:p>
              </table:table-cell>
              <table:table-cell office:value-type="float" office:value="0.612957">
                <text:p>0.612957</text:p>
              </table:table-cell>
              <table:table-cell office:value-type="float" office:value="0.629874">
                <text:p>0.629874</text:p>
              </table:table-cell>
              <table:table-cell office:value-type="float" office:value="0.646799">
                <text:p>0.646799</text:p>
              </table:table-cell>
              <table:table-cell office:value-type="float" office:value="0.663138">
                <text:p>0.663138</text:p>
              </table:table-cell>
              <table:table-cell office:value-type="float" office:value="0.679279">
                <text:p>0.679279</text:p>
              </table:table-cell>
              <table:table-cell office:value-type="float" office:value="0.695372">
                <text:p>0.695372</text:p>
              </table:table-cell>
              <table:table-cell office:value-type="float" office:value="0.71139">
                <text:p>0.71139</text:p>
              </table:table-cell>
              <table:table-cell office:value-type="float" office:value="0.727051">
                <text:p>0.727051</text:p>
              </table:table-cell>
              <table:table-cell office:value-type="float" office:value="0.742754">
                <text:p>0.742754</text:p>
              </table:table-cell>
              <table:table-cell office:value-type="float" office:value="0.758166">
                <text:p>0.758166</text:p>
              </table:table-cell>
              <table:table-cell office:value-type="float" office:value="0.773335">
                <text:p>0.773335</text:p>
              </table:table-cell>
              <table:table-cell office:value-type="float" office:value="0.788348">
                <text:p>0.788348</text:p>
              </table:table-cell>
              <table:table-cell office:value-type="float" office:value="0.803274">
                <text:p>0.803274</text:p>
              </table:table-cell>
              <table:table-cell office:value-type="float" office:value="0.818016">
                <text:p>0.818016</text:p>
              </table:table-cell>
              <table:table-cell office:value-type="float" office:value="0.832565">
                <text:p>0.832565</text:p>
              </table:table-cell>
              <table:table-cell office:value-type="float" office:value="0.847147">
                <text:p>0.847147</text:p>
              </table:table-cell>
              <table:table-cell office:value-type="float" office:value="0.861481">
                <text:p>0.861481</text:p>
              </table:table-cell>
              <table:table-cell office:value-type="float" office:value="0.875876">
                <text:p>0.875876</text:p>
              </table:table-cell>
              <table:table-cell office:value-type="float" office:value="0.889989">
                <text:p>0.889989</text:p>
              </table:table-cell>
              <table:table-cell office:value-type="float" office:value="0.904036">
                <text:p>0.904036</text:p>
              </table:table-cell>
              <table:table-cell office:value-type="float" office:value="0.918202">
                <text:p>0.918202</text:p>
              </table:table-cell>
              <table:table-cell office:value-type="float" office:value="0.932051">
                <text:p>0.932051</text:p>
              </table:table-cell>
              <table:table-cell office:value-type="float" office:value="0.94575">
                <text:p>0.94575</text:p>
              </table:table-cell>
              <table:table-cell office:value-type="float" office:value="0.959402">
                <text:p>0.959402</text:p>
              </table:table-cell>
              <table:table-cell office:value-type="float" office:value="0.972975">
                <text:p>0.972975</text:p>
              </table:table-cell>
              <table:table-cell office:value-type="float" office:value="0.986529">
                <text:p>0.986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Sheet1.A3:Sheet1.A3</svg:desc>
                </draw:g>
              </table:table-cell>
              <table:table-cell office:value-type="float" office:value="0.141581">
                <text:p>0.141581</text:p>
                <draw:g>
                  <svg:desc>Sheet1.B3:Sheet1.AY3</svg:desc>
                </draw:g>
              </table:table-cell>
              <table:table-cell office:value-type="float" office:value="0.200116">
                <text:p>0.200116</text:p>
              </table:table-cell>
              <table:table-cell office:value-type="float" office:value="0.245151">
                <text:p>0.245151</text:p>
              </table:table-cell>
              <table:table-cell office:value-type="float" office:value="0.283093">
                <text:p>0.283093</text:p>
              </table:table-cell>
              <table:table-cell office:value-type="float" office:value="0.316456">
                <text:p>0.316456</text:p>
              </table:table-cell>
              <table:table-cell office:value-type="float" office:value="0.346438">
                <text:p>0.346438</text:p>
              </table:table-cell>
              <table:table-cell office:value-type="float" office:value="0.37403">
                <text:p>0.37403</text:p>
              </table:table-cell>
              <table:table-cell office:value-type="float" office:value="0.400118">
                <text:p>0.400118</text:p>
              </table:table-cell>
              <table:table-cell office:value-type="float" office:value="0.424377">
                <text:p>0.424377</text:p>
              </table:table-cell>
              <table:table-cell office:value-type="float" office:value="0.447261">
                <text:p>0.447261</text:p>
              </table:table-cell>
              <table:table-cell office:value-type="float" office:value="0.469259">
                <text:p>0.469259</text:p>
              </table:table-cell>
              <table:table-cell office:value-type="float" office:value="0.489966">
                <text:p>0.489966</text:p>
              </table:table-cell>
              <table:table-cell office:value-type="float" office:value="0.51002">
                <text:p>0.51002</text:p>
              </table:table-cell>
              <table:table-cell office:value-type="float" office:value="0.529457">
                <text:p>0.529457</text:p>
              </table:table-cell>
              <table:table-cell office:value-type="float" office:value="0.54788">
                <text:p>0.54788</text:p>
              </table:table-cell>
              <table:table-cell office:value-type="float" office:value="0.565912">
                <text:p>0.565912</text:p>
              </table:table-cell>
              <table:table-cell office:value-type="float" office:value="0.583348">
                <text:p>0.583348</text:p>
              </table:table-cell>
              <table:table-cell office:value-type="float" office:value="0.600191">
                <text:p>0.600191</text:p>
              </table:table-cell>
              <table:table-cell office:value-type="float" office:value="0.616356">
                <text:p>0.616356</text:p>
              </table:table-cell>
              <table:table-cell office:value-type="float" office:value="0.632411">
                <text:p>0.632411</text:p>
              </table:table-cell>
              <table:table-cell office:value-type="float" office:value="0.648215">
                <text:p>0.648215</text:p>
              </table:table-cell>
              <table:table-cell office:value-type="float" office:value="0.663321">
                <text:p>0.663321</text:p>
              </table:table-cell>
              <table:table-cell office:value-type="float" office:value="0.678161">
                <text:p>0.678161</text:p>
              </table:table-cell>
              <table:table-cell office:value-type="float" office:value="0.692803">
                <text:p>0.692803</text:p>
              </table:table-cell>
              <table:table-cell office:value-type="float" office:value="0.707">
                <text:p>0.707</text:p>
              </table:table-cell>
              <table:table-cell office:value-type="float" office:value="0.721056">
                <text:p>0.721056</text:p>
              </table:table-cell>
              <table:table-cell office:value-type="float" office:value="0.734795">
                <text:p>0.734795</text:p>
              </table:table-cell>
              <table:table-cell office:value-type="float" office:value="0.748494">
                <text:p>0.748494</text:p>
              </table:table-cell>
              <table:table-cell office:value-type="float" office:value="0.761697">
                <text:p>0.761697</text:p>
              </table:table-cell>
              <table:table-cell office:value-type="float" office:value="0.774648">
                <text:p>0.774648</text:p>
              </table:table-cell>
              <table:table-cell office:value-type="float" office:value="0.787388">
                <text:p>0.787388</text:p>
              </table:table-cell>
              <table:table-cell office:value-type="float" office:value="0.800095">
                <text:p>0.800095</text:p>
              </table:table-cell>
              <table:table-cell office:value-type="float" office:value="0.812411">
                <text:p>0.812411</text:p>
              </table:table-cell>
              <table:table-cell office:value-type="float" office:value="0.824549">
                <text:p>0.824549</text:p>
              </table:table-cell>
              <table:table-cell office:value-type="float" office:value="0.836374">
                <text:p>0.836374</text:p>
              </table:table-cell>
              <table:table-cell office:value-type="float" office:value="0.848362">
                <text:p>0.848362</text:p>
              </table:table-cell>
              <table:table-cell office:value-type="float" office:value="0.859885">
                <text:p>0.859885</text:p>
              </table:table-cell>
              <table:table-cell office:value-type="float" office:value="0.87161">
                <text:p>0.87161</text:p>
              </table:table-cell>
              <table:table-cell office:value-type="float" office:value="0.882893">
                <text:p>0.882893</text:p>
              </table:table-cell>
              <table:table-cell office:value-type="float" office:value="0.894197">
                <text:p>0.894197</text:p>
              </table:table-cell>
              <table:table-cell office:value-type="float" office:value="0.90529">
                <text:p>0.90529</text:p>
              </table:table-cell>
              <table:table-cell office:value-type="float" office:value="0.916412">
                <text:p>0.916412</text:p>
              </table:table-cell>
              <table:table-cell office:value-type="float" office:value="0.927226">
                <text:p>0.927226</text:p>
              </table:table-cell>
              <table:table-cell office:value-type="float" office:value="0.937957">
                <text:p>0.937957</text:p>
              </table:table-cell>
              <table:table-cell office:value-type="float" office:value="0.948492">
                <text:p>0.948492</text:p>
              </table:table-cell>
              <table:table-cell office:value-type="float" office:value="0.958973">
                <text:p>0.958973</text:p>
              </table:table-cell>
              <table:table-cell office:value-type="float" office:value="0.969419">
                <text:p>0.969419</text:p>
              </table:table-cell>
              <table:table-cell office:value-type="float" office:value="0.979551">
                <text:p>0.979551</text:p>
              </table:table-cell>
              <table:table-cell office:value-type="float" office:value="0.989929">
                <text:p>0.989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Sheet1.A4:Sheet1.A4</svg:desc>
                </draw:g>
              </table:table-cell>
              <table:table-cell office:value-type="float" office:value="0.2718">
                <text:p>0.2718</text:p>
                <draw:g>
                  <svg:desc>Sheet1.B4:Sheet1.AY4</svg:desc>
                </draw:g>
              </table:table-cell>
              <table:table-cell office:value-type="float" office:value="0.342122">
                <text:p>0.342122</text:p>
              </table:table-cell>
              <table:table-cell office:value-type="float" office:value="0.391693">
                <text:p>0.391693</text:p>
              </table:table-cell>
              <table:table-cell office:value-type="float" office:value="0.430998">
                <text:p>0.430998</text:p>
              </table:table-cell>
              <table:table-cell office:value-type="float" office:value="0.464444">
                <text:p>0.464444</text:p>
              </table:table-cell>
              <table:table-cell office:value-type="float" office:value="0.493258">
                <text:p>0.493258</text:p>
              </table:table-cell>
              <table:table-cell office:value-type="float" office:value="0.519385">
                <text:p>0.519385</text:p>
              </table:table-cell>
              <table:table-cell office:value-type="float" office:value="0.543089">
                <text:p>0.543089</text:p>
              </table:table-cell>
              <table:table-cell office:value-type="float" office:value="0.564882">
                <text:p>0.564882</text:p>
              </table:table-cell>
              <table:table-cell office:value-type="float" office:value="0.585037">
                <text:p>0.585037</text:p>
              </table:table-cell>
              <table:table-cell office:value-type="float" office:value="0.603756">
                <text:p>0.603756</text:p>
              </table:table-cell>
              <table:table-cell office:value-type="float" office:value="0.621463">
                <text:p>0.621463</text:p>
              </table:table-cell>
              <table:table-cell office:value-type="float" office:value="0.638326">
                <text:p>0.638326</text:p>
              </table:table-cell>
              <table:table-cell office:value-type="float" office:value="0.654295">
                <text:p>0.654295</text:p>
              </table:table-cell>
              <table:table-cell office:value-type="float" office:value="0.669487">
                <text:p>0.669487</text:p>
              </table:table-cell>
              <table:table-cell office:value-type="float" office:value="0.68398">
                <text:p>0.68398</text:p>
              </table:table-cell>
              <table:table-cell office:value-type="float" office:value="0.697885">
                <text:p>0.697885</text:p>
              </table:table-cell>
              <table:table-cell office:value-type="float" office:value="0.71139">
                <text:p>0.71139</text:p>
              </table:table-cell>
              <table:table-cell office:value-type="float" office:value="0.724262">
                <text:p>0.724262</text:p>
              </table:table-cell>
              <table:table-cell office:value-type="float" office:value="0.736823">
                <text:p>0.736823</text:p>
              </table:table-cell>
              <table:table-cell office:value-type="float" office:value="0.749107">
                <text:p>0.749107</text:p>
              </table:table-cell>
              <table:table-cell office:value-type="float" office:value="0.760717">
                <text:p>0.760717</text:p>
              </table:table-cell>
              <table:table-cell office:value-type="float" office:value="0.772014">
                <text:p>0.772014</text:p>
              </table:table-cell>
              <table:table-cell office:value-type="float" office:value="0.782982">
                <text:p>0.782982</text:p>
              </table:table-cell>
              <table:table-cell office:value-type="float" office:value="0.793619">
                <text:p>0.793619</text:p>
              </table:table-cell>
              <table:table-cell office:value-type="float" office:value="0.804155">
                <text:p>0.804155</text:p>
              </table:table-cell>
              <table:table-cell office:value-type="float" office:value="0.814305">
                <text:p>0.814305</text:p>
              </table:table-cell>
              <table:table-cell office:value-type="float" office:value="0.824197">
                <text:p>0.824197</text:p>
              </table:table-cell>
              <table:table-cell office:value-type="float" office:value="0.833727">
                <text:p>0.833727</text:p>
              </table:table-cell>
              <table:table-cell office:value-type="float" office:value="0.843198">
                <text:p>0.843198</text:p>
              </table:table-cell>
              <table:table-cell office:value-type="float" office:value="0.852513">
                <text:p>0.852513</text:p>
              </table:table-cell>
              <table:table-cell office:value-type="float" office:value="0.861481">
                <text:p>0.861481</text:p>
              </table:table-cell>
              <table:table-cell office:value-type="float" office:value="0.870478">
                <text:p>0.870478</text:p>
              </table:table-cell>
              <table:table-cell office:value-type="float" office:value="0.879134">
                <text:p>0.879134</text:p>
              </table:table-cell>
              <table:table-cell office:value-type="float" office:value="0.887607">
                <text:p>0.887607</text:p>
              </table:table-cell>
              <table:table-cell office:value-type="float" office:value="0.896002">
                <text:p>0.896002</text:p>
              </table:table-cell>
              <table:table-cell office:value-type="float" office:value="0.904209">
                <text:p>0.904209</text:p>
              </table:table-cell>
              <table:table-cell office:value-type="float" office:value="0.91244">
                <text:p>0.91244</text:p>
              </table:table-cell>
              <table:table-cell office:value-type="float" office:value="0.920353">
                <text:p>0.920353</text:p>
              </table:table-cell>
              <table:table-cell office:value-type="float" office:value="0.928181">
                <text:p>0.928181</text:p>
              </table:table-cell>
              <table:table-cell office:value-type="float" office:value="0.935819">
                <text:p>0.935819</text:p>
              </table:table-cell>
              <table:table-cell office:value-type="float" office:value="0.943357">
                <text:p>0.943357</text:p>
              </table:table-cell>
              <table:table-cell office:value-type="float" office:value="0.950637">
                <text:p>0.950637</text:p>
              </table:table-cell>
              <table:table-cell office:value-type="float" office:value="0.958098">
                <text:p>0.958098</text:p>
              </table:table-cell>
              <table:table-cell office:value-type="float" office:value="0.965273">
                <text:p>0.965273</text:p>
              </table:table-cell>
              <table:table-cell office:value-type="float" office:value="0.972431">
                <text:p>0.972431</text:p>
              </table:table-cell>
              <table:table-cell office:value-type="float" office:value="0.979336">
                <text:p>0.979336</text:p>
              </table:table-cell>
              <table:table-cell office:value-type="float" office:value="0.986413">
                <text:p>0.986413</text:p>
              </table:table-cell>
              <table:table-cell office:value-type="float" office:value="0.993229">
                <text:p>0.993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Sheet1.A5:Sheet1.A5</svg:desc>
                </draw:g>
              </table:table-cell>
              <table:table-cell office:value-type="float" office:value="0.457535">
                <text:p>0.457535</text:p>
                <draw:g>
                  <svg:desc>Sheet1.B5:Sheet1.AY5</svg:desc>
                </draw:g>
              </table:table-cell>
              <table:table-cell office:value-type="float" office:value="0.525521">
                <text:p>0.525521</text:p>
              </table:table-cell>
              <table:table-cell office:value-type="float" office:value="0.569879">
                <text:p>0.569879</text:p>
              </table:table-cell>
              <table:table-cell office:value-type="float" office:value="0.603496">
                <text:p>0.603496</text:p>
              </table:table-cell>
              <table:table-cell office:value-type="float" office:value="0.630897">
                <text:p>0.630897</text:p>
              </table:table-cell>
              <table:table-cell office:value-type="float" office:value="0.654463">
                <text:p>0.654463</text:p>
              </table:table-cell>
              <table:table-cell office:value-type="float" office:value="0.674762">
                <text:p>0.674762</text:p>
              </table:table-cell>
              <table:table-cell office:value-type="float" office:value="0.693138">
                <text:p>0.693138</text:p>
              </table:table-cell>
              <table:table-cell office:value-type="float" office:value="0.709683">
                <text:p>0.709683</text:p>
              </table:table-cell>
              <table:table-cell office:value-type="float" office:value="0.724719">
                <text:p>0.724719</text:p>
              </table:table-cell>
              <table:table-cell office:value-type="float" office:value="0.738767">
                <text:p>0.738767</text:p>
              </table:table-cell>
              <table:table-cell office:value-type="float" office:value="0.751854">
                <text:p>0.751854</text:p>
              </table:table-cell>
              <table:table-cell office:value-type="float" office:value="0.763875">
                <text:p>0.763875</text:p>
              </table:table-cell>
              <table:table-cell office:value-type="float" office:value="0.775287">
                <text:p>0.775287</text:p>
              </table:table-cell>
              <table:table-cell office:value-type="float" office:value="0.785995">
                <text:p>0.785995</text:p>
              </table:table-cell>
              <table:table-cell office:value-type="float" office:value="0.796234">
                <text:p>0.796234</text:p>
              </table:table-cell>
              <table:table-cell office:value-type="float" office:value="0.805938">
                <text:p>0.805938</text:p>
              </table:table-cell>
              <table:table-cell office:value-type="float" office:value="0.815172">
                <text:p>0.815172</text:p>
              </table:table-cell>
              <table:table-cell office:value-type="float" office:value="0.823991">
                <text:p>0.823991</text:p>
              </table:table-cell>
              <table:table-cell office:value-type="float" office:value="0.832314">
                <text:p>0.832314</text:p>
              </table:table-cell>
              <table:table-cell office:value-type="float" office:value="0.840401">
                <text:p>0.840401</text:p>
              </table:table-cell>
              <table:table-cell office:value-type="float" office:value="0.848413">
                <text:p>0.848413</text:p>
              </table:table-cell>
              <table:table-cell office:value-type="float" office:value="0.855875">
                <text:p>0.855875</text:p>
              </table:table-cell>
              <table:table-cell office:value-type="float" office:value="0.863197">
                <text:p>0.863197</text:p>
              </table:table-cell>
              <table:table-cell office:value-type="float" office:value="0.870374">
                <text:p>0.870374</text:p>
              </table:table-cell>
              <table:table-cell office:value-type="float" office:value="0.877204">
                <text:p>0.877204</text:p>
              </table:table-cell>
              <table:table-cell office:value-type="float" office:value="0.883765">
                <text:p>0.883765</text:p>
              </table:table-cell>
              <table:table-cell office:value-type="float" office:value="0.890239">
                <text:p>0.890239</text:p>
              </table:table-cell>
              <table:table-cell office:value-type="float" office:value="0.89646">
                <text:p>0.89646</text:p>
              </table:table-cell>
              <table:table-cell office:value-type="float" office:value="0.902596">
                <text:p>0.902596</text:p>
              </table:table-cell>
              <table:table-cell office:value-type="float" office:value="0.908615">
                <text:p>0.908615</text:p>
              </table:table-cell>
              <table:table-cell office:value-type="float" office:value="0.914475">
                <text:p>0.914475</text:p>
              </table:table-cell>
              <table:table-cell office:value-type="float" office:value="0.920107">
                <text:p>0.920107</text:p>
              </table:table-cell>
              <table:table-cell office:value-type="float" office:value="0.925597">
                <text:p>0.925597</text:p>
              </table:table-cell>
              <table:table-cell office:value-type="float" office:value="0.931019">
                <text:p>0.931019</text:p>
              </table:table-cell>
              <table:table-cell office:value-type="float" office:value="0.936233">
                <text:p>0.936233</text:p>
              </table:table-cell>
              <table:table-cell office:value-type="float" office:value="0.941468">
                <text:p>0.941468</text:p>
              </table:table-cell>
              <table:table-cell office:value-type="float" office:value="0.946415">
                <text:p>0.946415</text:p>
              </table:table-cell>
              <table:table-cell office:value-type="float" office:value="0.951206">
                <text:p>0.951206</text:p>
              </table:table-cell>
              <table:table-cell office:value-type="float" office:value="0.956154">
                <text:p>0.956154</text:p>
              </table:table-cell>
              <table:table-cell office:value-type="float" office:value="0.960926">
                <text:p>0.960926</text:p>
              </table:table-cell>
              <table:table-cell office:value-type="float" office:value="0.965541">
                <text:p>0.965541</text:p>
              </table:table-cell>
              <table:table-cell office:value-type="float" office:value="0.970163">
                <text:p>0.970163</text:p>
              </table:table-cell>
              <table:table-cell office:value-type="float" office:value="0.974581">
                <text:p>0.974581</text:p>
              </table:table-cell>
              <table:table-cell office:value-type="float" office:value="0.978873">
                <text:p>0.978873</text:p>
              </table:table-cell>
              <table:table-cell office:value-type="float" office:value="0.98338">
                <text:p>0.98338</text:p>
              </table:table-cell>
              <table:table-cell office:value-type="float" office:value="0.987679">
                <text:p>0.987679</text:p>
              </table:table-cell>
              <table:table-cell office:value-type="float" office:value="0.991816">
                <text:p>0.991816</text:p>
              </table:table-cell>
              <table:table-cell office:value-type="float" office:value="0.995951">
                <text:p>0.995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.5</text:p>
                <draw:g>
                  <svg:desc>Sheet1.A6:Sheet1.A6</svg:desc>
                </draw:g>
              </table:table-cell>
              <table:table-cell office:value-type="float" office:value="0.593745">
                <text:p>0.593745</text:p>
                <draw:g>
                  <svg:desc>Sheet1.B6:Sheet1.AY6</svg:desc>
                </draw:g>
              </table:table-cell>
              <table:table-cell office:value-type="float" office:value="0.651126">
                <text:p>0.651126</text:p>
              </table:table-cell>
              <table:table-cell office:value-type="float" office:value="0.687247">
                <text:p>0.687247</text:p>
              </table:table-cell>
              <table:table-cell office:value-type="float" office:value="0.714089">
                <text:p>0.714089</text:p>
              </table:table-cell>
              <table:table-cell office:value-type="float" office:value="0.735606">
                <text:p>0.735606</text:p>
              </table:table-cell>
              <table:table-cell office:value-type="float" office:value="0.753922">
                <text:p>0.753922</text:p>
              </table:table-cell>
              <table:table-cell office:value-type="float" office:value="0.769436">
                <text:p>0.769436</text:p>
              </table:table-cell>
              <table:table-cell office:value-type="float" office:value="0.783224">
                <text:p>0.783224</text:p>
              </table:table-cell>
              <table:table-cell office:value-type="float" office:value="0.795582">
                <text:p>0.795582</text:p>
              </table:table-cell>
              <table:table-cell office:value-type="float" office:value="0.8069">
                <text:p>0.8069</text:p>
              </table:table-cell>
              <table:table-cell office:value-type="float" office:value="0.817132">
                <text:p>0.817132</text:p>
              </table:table-cell>
              <table:table-cell office:value-type="float" office:value="0.826609">
                <text:p>0.826609</text:p>
              </table:table-cell>
              <table:table-cell office:value-type="float" office:value="0.835347">
                <text:p>0.835347</text:p>
              </table:table-cell>
              <table:table-cell office:value-type="float" office:value="0.843649">
                <text:p>0.843649</text:p>
              </table:table-cell>
              <table:table-cell office:value-type="float" office:value="0.851526">
                <text:p>0.851526</text:p>
              </table:table-cell>
              <table:table-cell office:value-type="float" office:value="0.858767">
                <text:p>0.858767</text:p>
              </table:table-cell>
              <table:table-cell office:value-type="float" office:value="0.865781">
                <text:p>0.865781</text:p>
              </table:table-cell>
              <table:table-cell office:value-type="float" office:value="0.872502">
                <text:p>0.872502</text:p>
              </table:table-cell>
              <table:table-cell office:value-type="float" office:value="0.878778">
                <text:p>0.878778</text:p>
              </table:table-cell>
              <table:table-cell office:value-type="float" office:value="0.884681">
                <text:p>0.884681</text:p>
              </table:table-cell>
              <table:table-cell office:value-type="float" office:value="0.890507">
                <text:p>0.890507</text:p>
              </table:table-cell>
              <table:table-cell office:value-type="float" office:value="0.896036">
                <text:p>0.896036</text:p>
              </table:table-cell>
              <table:table-cell office:value-type="float" office:value="0.901336">
                <text:p>0.901336</text:p>
              </table:table-cell>
              <table:table-cell office:value-type="float" office:value="0.906545">
                <text:p>0.906545</text:p>
              </table:table-cell>
              <table:table-cell office:value-type="float" office:value="0.911524">
                <text:p>0.911524</text:p>
              </table:table-cell>
              <table:table-cell office:value-type="float" office:value="0.916397">
                <text:p>0.916397</text:p>
              </table:table-cell>
              <table:table-cell office:value-type="float" office:value="0.920953">
                <text:p>0.920953</text:p>
              </table:table-cell>
              <table:table-cell office:value-type="float" office:value="0.925435">
                <text:p>0.925435</text:p>
              </table:table-cell>
              <table:table-cell office:value-type="float" office:value="0.929797">
                <text:p>0.929797</text:p>
              </table:table-cell>
              <table:table-cell office:value-type="float" office:value="0.933981">
                <text:p>0.933981</text:p>
              </table:table-cell>
              <table:table-cell office:value-type="float" office:value="0.938093">
                <text:p>0.938093</text:p>
              </table:table-cell>
              <table:table-cell office:value-type="float" office:value="0.942094">
                <text:p>0.942094</text:p>
              </table:table-cell>
              <table:table-cell office:value-type="float" office:value="0.945923">
                <text:p>0.945923</text:p>
              </table:table-cell>
              <table:table-cell office:value-type="float" office:value="0.949628">
                <text:p>0.949628</text:p>
              </table:table-cell>
              <table:table-cell office:value-type="float" office:value="0.953286">
                <text:p>0.953286</text:p>
              </table:table-cell>
              <table:table-cell office:value-type="float" office:value="0.956924">
                <text:p>0.956924</text:p>
              </table:table-cell>
              <table:table-cell office:value-type="float" office:value="0.960453">
                <text:p>0.960453</text:p>
              </table:table-cell>
              <table:table-cell office:value-type="float" office:value="0.963841">
                <text:p>0.963841</text:p>
              </table:table-cell>
              <table:table-cell office:value-type="float" office:value="0.96725">
                <text:p>0.96725</text:p>
              </table:table-cell>
              <table:table-cell office:value-type="float" office:value="0.970551">
                <text:p>0.970551</text:p>
              </table:table-cell>
              <table:table-cell office:value-type="float" office:value="0.973708">
                <text:p>0.973708</text:p>
              </table:table-cell>
              <table:table-cell office:value-type="float" office:value="0.97678">
                <text:p>0.97678</text:p>
              </table:table-cell>
              <table:table-cell office:value-type="float" office:value="0.979843">
                <text:p>0.979843</text:p>
              </table:table-cell>
              <table:table-cell office:value-type="float" office:value="0.983033">
                <text:p>0.983033</text:p>
              </table:table-cell>
              <table:table-cell office:value-type="float" office:value="0.985977">
                <text:p>0.985977</text:p>
              </table:table-cell>
              <table:table-cell office:value-type="float" office:value="0.988922">
                <text:p>0.988922</text:p>
              </table:table-cell>
              <table:table-cell office:value-type="float" office:value="0.991727">
                <text:p>0.991727</text:p>
              </table:table-cell>
              <table:table-cell office:value-type="float" office:value="0.994516">
                <text:p>0.994516</text:p>
              </table:table-cell>
              <table:table-cell office:value-type="float" office:value="0.997362">
                <text:p>0.997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Sheet1.A7:Sheet1.A7</svg:desc>
                </draw:g>
              </table:table-cell>
              <table:table-cell office:value-type="float" office:value="0.676153">
                <text:p>0.676153</text:p>
                <draw:g>
                  <svg:desc>Sheet1.B7:Sheet1.AY7</svg:desc>
                </draw:g>
              </table:table-cell>
              <table:table-cell office:value-type="float" office:value="0.724719">
                <text:p>0.724719</text:p>
              </table:table-cell>
              <table:table-cell office:value-type="float" office:value="0.754908">
                <text:p>0.754908</text:p>
              </table:table-cell>
              <table:table-cell office:value-type="float" office:value="0.776887">
                <text:p>0.776887</text:p>
              </table:table-cell>
              <table:table-cell office:value-type="float" office:value="0.79425">
                <text:p>0.79425</text:p>
              </table:table-cell>
              <table:table-cell office:value-type="float" office:value="0.808946">
                <text:p>0.808946</text:p>
              </table:table-cell>
              <table:table-cell office:value-type="float" office:value="0.821396">
                <text:p>0.821396</text:p>
              </table:table-cell>
              <table:table-cell office:value-type="float" office:value="0.832314">
                <text:p>0.832314</text:p>
              </table:table-cell>
              <table:table-cell office:value-type="float" office:value="0.84217">
                <text:p>0.84217</text:p>
              </table:table-cell>
              <table:table-cell office:value-type="float" office:value="0.851174">
                <text:p>0.851174</text:p>
              </table:table-cell>
              <table:table-cell office:value-type="float" office:value="0.859169">
                <text:p>0.859169</text:p>
              </table:table-cell>
              <table:table-cell office:value-type="float" office:value="0.866793">
                <text:p>0.866793</text:p>
              </table:table-cell>
              <table:table-cell office:value-type="float" office:value="0.873856">
                <text:p>0.873856</text:p>
              </table:table-cell>
              <table:table-cell office:value-type="float" office:value="0.880248">
                <text:p>0.880248</text:p>
              </table:table-cell>
              <table:table-cell office:value-type="float" office:value="0.886268">
                <text:p>0.886268</text:p>
              </table:table-cell>
              <table:table-cell office:value-type="float" office:value="0.892031">
                <text:p>0.892031</text:p>
              </table:table-cell>
              <table:table-cell office:value-type="float" office:value="0.897396">
                <text:p>0.897396</text:p>
              </table:table-cell>
              <table:table-cell office:value-type="float" office:value="0.902596">
                <text:p>0.902596</text:p>
              </table:table-cell>
              <table:table-cell office:value-type="float" office:value="0.907579">
                <text:p>0.907579</text:p>
              </table:table-cell>
              <table:table-cell office:value-type="float" office:value="0.912292">
                <text:p>0.912292</text:p>
              </table:table-cell>
              <table:table-cell office:value-type="float" office:value="0.916809">
                <text:p>0.916809</text:p>
              </table:table-cell>
              <table:table-cell office:value-type="float" office:value="0.921028">
                <text:p>0.921028</text:p>
              </table:table-cell>
              <table:table-cell office:value-type="float" office:value="0.925119">
                <text:p>0.925119</text:p>
              </table:table-cell>
              <table:table-cell office:value-type="float" office:value="0.929086999999999">
                <text:p>0.929086999999999</text:p>
              </table:table-cell>
              <table:table-cell office:value-type="float" office:value="0.932869999999999">
                <text:p>0.932869999999999</text:p>
              </table:table-cell>
              <table:table-cell office:value-type="float" office:value="0.936525">
                <text:p>0.936525</text:p>
              </table:table-cell>
              <table:table-cell office:value-type="float" office:value="0.940164">
                <text:p>0.940164</text:p>
              </table:table-cell>
              <table:table-cell office:value-type="float" office:value="0.943496">
                <text:p>0.943496</text:p>
              </table:table-cell>
              <table:table-cell office:value-type="float" office:value="0.946795">
                <text:p>0.946795</text:p>
              </table:table-cell>
              <table:table-cell office:value-type="float" office:value="0.949930999999999">
                <text:p>0.949930999999999</text:p>
              </table:table-cell>
              <table:table-cell office:value-type="float" office:value="0.953065">
                <text:p>0.953065</text:p>
              </table:table-cell>
              <table:table-cell office:value-type="float" office:value="0.956154">
                <text:p>0.956154</text:p>
              </table:table-cell>
              <table:table-cell office:value-type="float" office:value="0.959107">
                <text:p>0.959107</text:p>
              </table:table-cell>
              <table:table-cell office:value-type="float" office:value="0.961942999999999">
                <text:p>0.961942999999999</text:p>
              </table:table-cell>
              <table:table-cell office:value-type="float" office:value="0.96475">
                <text:p>0.96475</text:p>
              </table:table-cell>
              <table:table-cell office:value-type="float" office:value="0.967528">
                <text:p>0.967528</text:p>
              </table:table-cell>
              <table:table-cell office:value-type="float" office:value="0.970216">
                <text:p>0.970216</text:p>
              </table:table-cell>
              <table:table-cell office:value-type="float" office:value="0.972773">
                <text:p>0.972773</text:p>
              </table:table-cell>
              <table:table-cell office:value-type="float" office:value="0.975262999999999">
                <text:p>0.975262999999999</text:p>
              </table:table-cell>
              <table:table-cell office:value-type="float" office:value="0.977674">
                <text:p>0.977674</text:p>
              </table:table-cell>
              <table:table-cell office:value-type="float" office:value="0.980099">
                <text:p>0.980099</text:p>
              </table:table-cell>
              <table:table-cell office:value-type="float" office:value="0.982619">
                <text:p>0.982619</text:p>
              </table:table-cell>
              <table:table-cell office:value-type="float" office:value="0.985003">
                <text:p>0.985003</text:p>
              </table:table-cell>
              <table:table-cell office:value-type="float" office:value="0.987248">
                <text:p>0.987248</text:p>
              </table:table-cell>
              <table:table-cell office:value-type="float" office:value="0.989489">
                <text:p>0.989489</text:p>
              </table:table-cell>
              <table:table-cell office:value-type="float" office:value="0.99164">
                <text:p>0.99164</text:p>
              </table:table-cell>
              <table:table-cell office:value-type="float" office:value="0.993767">
                <text:p>0.993767</text:p>
              </table:table-cell>
              <table:table-cell office:value-type="float" office:value="0.995902">
                <text:p>0.995902</text:p>
              </table:table-cell>
              <table:table-cell office:value-type="float" office:value="0.998025999999999">
                <text:p>0.998025999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  <draw:g>
                  <svg:desc>Sheet1.A8:Sheet1.A8</svg:desc>
                </draw:g>
              </table:table-cell>
              <table:table-cell office:value-type="float" office:value="0.822241">
                <text:p>0.822241</text:p>
                <draw:g>
                  <svg:desc>Sheet1.B8:Sheet1.AY8</svg:desc>
                </draw:g>
              </table:table-cell>
              <table:table-cell office:value-type="float" office:value="0.851174">
                <text:p>0.851174</text:p>
              </table:table-cell>
              <table:table-cell office:value-type="float" office:value="0.868581">
                <text:p>0.868581</text:p>
              </table:table-cell>
              <table:table-cell office:value-type="float" office:value="0.881128">
                <text:p>0.881128</text:p>
              </table:table-cell>
              <table:table-cell office:value-type="float" office:value="0.891003">
                <text:p>0.891003</text:p>
              </table:table-cell>
              <table:table-cell office:value-type="float" office:value="0.899065">
                <text:p>0.899065</text:p>
              </table:table-cell>
              <table:table-cell office:value-type="float" office:value="0.906153">
                <text:p>0.906153</text:p>
              </table:table-cell>
              <table:table-cell office:value-type="float" office:value="0.912292">
                <text:p>0.912292</text:p>
              </table:table-cell>
              <table:table-cell office:value-type="float" office:value="0.917686">
                <text:p>0.917686</text:p>
              </table:table-cell>
              <table:table-cell office:value-type="float" office:value="0.922546">
                <text:p>0.922546</text:p>
              </table:table-cell>
              <table:table-cell office:value-type="float" office:value="0.926934">
                <text:p>0.926934</text:p>
              </table:table-cell>
              <table:table-cell office:value-type="float" office:value="0.931001">
                <text:p>0.931001</text:p>
              </table:table-cell>
              <table:table-cell office:value-type="float" office:value="0.934639">
                <text:p>0.934639</text:p>
              </table:table-cell>
              <table:table-cell office:value-type="float" office:value="0.938168">
                <text:p>0.938168</text:p>
              </table:table-cell>
              <table:table-cell office:value-type="float" office:value="0.941487">
                <text:p>0.941487</text:p>
              </table:table-cell>
              <table:table-cell office:value-type="float" office:value="0.944456">
                <text:p>0.944456</text:p>
              </table:table-cell>
              <table:table-cell office:value-type="float" office:value="0.947327">
                <text:p>0.947327</text:p>
              </table:table-cell>
              <table:table-cell office:value-type="float" office:value="0.949931">
                <text:p>0.949931</text:p>
              </table:table-cell>
              <table:table-cell office:value-type="float" office:value="0.952471">
                <text:p>0.952471</text:p>
              </table:table-cell>
              <table:table-cell office:value-type="float" office:value="0.954966">
                <text:p>0.954966</text:p>
              </table:table-cell>
              <table:table-cell office:value-type="float" office:value="0.957323">
                <text:p>0.957323</text:p>
              </table:table-cell>
              <table:table-cell office:value-type="float" office:value="0.95959">
                <text:p>0.95959</text:p>
              </table:table-cell>
              <table:table-cell office:value-type="float" office:value="0.961704">
                <text:p>0.961704</text:p>
              </table:table-cell>
              <table:table-cell office:value-type="float" office:value="0.963718">
                <text:p>0.963718</text:p>
              </table:table-cell>
              <table:table-cell office:value-type="float" office:value="0.965733">
                <text:p>0.965733</text:p>
              </table:table-cell>
              <table:table-cell office:value-type="float" office:value="0.967692">
                <text:p>0.967692</text:p>
              </table:table-cell>
              <table:table-cell office:value-type="float" office:value="0.969533">
                <text:p>0.969533</text:p>
              </table:table-cell>
              <table:table-cell office:value-type="float" office:value="0.971262">
                <text:p>0.971262</text:p>
              </table:table-cell>
              <table:table-cell office:value-type="float" office:value="0.972959">
                <text:p>0.972959</text:p>
              </table:table-cell>
              <table:table-cell office:value-type="float" office:value="0.974603">
                <text:p>0.974603</text:p>
              </table:table-cell>
              <table:table-cell office:value-type="float" office:value="0.97616">
                <text:p>0.97616</text:p>
              </table:table-cell>
              <table:table-cell office:value-type="float" office:value="0.977674">
                <text:p>0.977674</text:p>
              </table:table-cell>
              <table:table-cell office:value-type="float" office:value="0.979208">
                <text:p>0.979208</text:p>
              </table:table-cell>
              <table:table-cell office:value-type="float" office:value="0.980696">
                <text:p>0.980696</text:p>
              </table:table-cell>
              <table:table-cell office:value-type="float" office:value="0.982208">
                <text:p>0.982208</text:p>
              </table:table-cell>
              <table:table-cell office:value-type="float" office:value="0.983649">
                <text:p>0.983649</text:p>
              </table:table-cell>
              <table:table-cell office:value-type="float" office:value="0.985026">
                <text:p>0.985026</text:p>
              </table:table-cell>
              <table:table-cell office:value-type="float" office:value="0.986278">
                <text:p>0.986278</text:p>
              </table:table-cell>
              <table:table-cell office:value-type="float" office:value="0.987622">
                <text:p>0.987622</text:p>
              </table:table-cell>
              <table:table-cell office:value-type="float" office:value="0.988886">
                <text:p>0.988886</text:p>
              </table:table-cell>
              <table:table-cell office:value-type="float" office:value="0.99009">
                <text:p>0.99009</text:p>
              </table:table-cell>
              <table:table-cell office:value-type="float" office:value="0.991256">
                <text:p>0.991256</text:p>
              </table:table-cell>
              <table:table-cell office:value-type="float" office:value="0.992465">
                <text:p>0.992465</text:p>
              </table:table-cell>
              <table:table-cell office:value-type="float" office:value="0.993564">
                <text:p>0.993564</text:p>
              </table:table-cell>
              <table:table-cell office:value-type="float" office:value="0.994683">
                <text:p>0.994683</text:p>
              </table:table-cell>
              <table:table-cell office:value-type="float" office:value="0.995809">
                <text:p>0.995809</text:p>
              </table:table-cell>
              <table:table-cell office:value-type="float" office:value="0.996925">
                <text:p>0.996925</text:p>
              </table:table-cell>
              <table:table-cell office:value-type="float" office:value="0.998002">
                <text:p>0.998002</text:p>
              </table:table-cell>
              <table:table-cell office:value-type="float" office:value="0.998984">
                <text:p>0.99898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